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cb6d3"/>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fo:color="#0000c0" style:font-name="Monospace" fo:font-size="10pt" officeooo:paragraph-rsid="000cb6d3" fo:background-color="#e8f2fe" style:font-size-asian="10pt"/>
    </style:style>
    <style:style style:name="P4" style:family="paragraph" style:parent-style-name="Standard">
      <style:text-properties officeooo:rsid="000df5ea" officeooo:paragraph-rsid="000df5ea"/>
    </style:style>
    <style:style style:name="P5" style:family="paragraph" style:parent-style-name="Standard">
      <style:text-properties officeooo:rsid="000f8bbb" officeooo:paragraph-rsid="000f8bbb"/>
    </style:style>
    <style:style style:name="T1" style:family="text">
      <style:text-properties fo:color="#0000c0" style:font-name="Monospace" fo:font-size="10pt" fo:background-color="#e8f2fe" loext:char-shading-value="0" style:font-size-asian="10pt"/>
    </style:style>
    <style:style style:name="T2" style:family="text">
      <style:text-properties fo:color="#000000" style:font-name="Monospace" fo:font-size="10pt" fo:background-color="#e8f2fe" loext:char-shading-value="0" style:font-size-asian="10pt"/>
    </style:style>
    <style:style style:name="T3" style:family="text">
      <style:text-properties fo:color="#000000" style:font-name="Monospace" fo:font-size="10pt" officeooo:rsid="000df5ea" fo:background-color="#e8f2fe" loext:char-shading-value="0"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line12"/>Ralph Goodale</text:p>
      <text:p text:style-name="P2"><text:bookmark text:name="line13"/>&lt;p&gt; <text:s text:c="4"/>&lt;img alt="ralph goodale" src="<text:a xlink:type="simple" xlink:href="view-source:http://www2.cs.uregina.ca/polopoly_fs/1.4623406!/httpImage/image.jpg_gen/derivatives/landscape_620/image.jpg" text:style-name="Internet_20_link" text:visited-style-name="Visited_20_Internet_20_Link">/polopoly_fs/1.4623406!/httpImage/image.jpg_gen/derivatives/landscape_620/image.jpg</text:a>" /&gt;&lt;/p&gt;</text:p>
      <text:p text:style-name="P2"><text:bookmark text:name="line1"/>&lt;p&gt; <text:s text:c="4"/>&lt;a href="<text:a xlink:type="simple" xlink:href="view-source:https://rgoodale.liberal.ca/" text:style-name="Internet_20_link" text:visited-style-name="Visited_20_Internet_20_Link">https://rgoodale.liberal.ca/</text:a>" target="_blank"&gt;Liberal: Ralph Goodale&lt;/a&gt;&lt;/p&gt;&lt;br&gt;&lt;br&gt;</text:p>
      <text:p text:style-name="P2"><text:bookmark text:name="line11"/>&lt;p&gt; <text:s text:c="4"/>Ralph Goodale is the Liberal Party of Canada candidate for Regina-Wascana. He has been elected MP for this riding since 1993. Goodale previously served as the leader of the provincial Liberal Party, but began his federal political career in 1974 as the MP for the rural constituency of Assiniboia. He was born in Wilcox, and has lived in the Regina area his whole life.&lt;/p&gt;&lt;p&gt; <text:s text:c="7"/>He says the Liberal government is looking to keep Canada stable by creating jobs, and keeping the country peaceful, inclusive and generous during a “very uncertain time” on the world stage.&lt;/p&gt;&lt;p&gt; <text:s text:c="3"/>“The Canadian position is strong, it can’t be taken for granted it needs careful attention and that’s what we need to do in the years going forward. Make sure that we preserve what is so good and strong and successful about Canada,” said Goodale.&lt;/p&gt;&lt;p&gt; <text:s text:c="2"/>Goodale mentioned lowering middle class tax rates, and incentives for energy efficient residences as two federal policies that could help families in Regina-Wascana.&lt;/p&gt;&lt;p&gt; <text:s text:c="3"/>Specific to the constituency, he added he would like create a successor for the Prairie Farm Rehabilitation Administration to protect water security in the province, expand Farm Credit Canada developing around the headquarters in Regina, and designate the RCMP Heritage Centre a national museum to encourage education about the RCMP and bring in more tourism revenue to the city.&lt;/p&gt;&lt;p&gt; <text:s text:c="5"/>Goodale said these parts of his platform can help tackle “those issues that really can bring jobs and growth and success and prosperity to this community.”&lt;/p&gt;</text:p>
      <text:p text:style-name="P1"><text:span text:style-name="T1">insert into candidate (election_ID, name, avatar, info, link) values ('0', 'Ralph Goodale', '</text:span><text:span text:style-name="T2">&lt;p&gt; <text:s text:c="4"/>&lt;img alt="ralph goodale" src="</text:span><text:a xlink:type="simple" xlink:href="view-source:http://www2.cs.uregina.ca/polopoly_fs/1.4623406!/httpImage/image.jpg_gen/derivatives/landscape_620/image.jpg" text:style-name="Internet_20_link" text:visited-style-name="Visited_20_Internet_20_Link">/polopoly_fs/1.4623406!/httpImage/image.jpg_gen/derivatives/landscape_620/image.jpg</text:a><text:span text:style-name="T2">" /&gt;&lt;/p&gt;</text:span><text:span text:style-name="T1">', '</text:span><text:span text:style-name="T2">&lt;p&gt; <text:s text:c="4"/>Ralph Goodale is the Liberal Party of Canada candidate for Regina-Wascana. He has been elected MP for this riding since 1993. Goodale previously served as the leader of the provincial Liberal Party, but began his federal political career in 1974 as the MP for the rural constituency of Assiniboia. He was born in Wilcox, and has lived in the Regina area his whole life.&lt;/p&gt;&lt;p&gt; <text:s text:c="7"/>He says the Liberal government is looking to keep Canada stable by creating jobs, and keeping the country peaceful, inclusive and generous during a “very uncertain time” on the world stage.&lt;/p&gt;&lt;p&gt; <text:s text:c="3"/>“The Canadian position is strong, it can’t be taken for granted it needs careful attention and that’s what we need to do in the years going forward. Make sure that we preserve what is so good and strong and successful about Canada,” said Goodale.&lt;/p&gt;&lt;p&gt; <text:s text:c="2"/>Goodale mentioned lowering middle class tax rates, and incentives for energy efficient residences as two federal policies that could help families in Regina-Wascana.&lt;/p&gt;&lt;p&gt; <text:s text:c="3"/>Specific to the constituency, he added he would like create a successor for the Prairie Farm Rehabilitation Administration to protect water security in the province, expand Farm Credit Canada developing around the headquarters in Regina, and designate the RCMP Heritage Centre a national museum to encourage education about the RCMP and bring in more tourism revenue to the city.&lt;/p&gt;&lt;p&gt; <text:s text:c="5"/>Goodale said these parts of his platform can help tackle “those issues that really can bring jobs and growth and success and prosperity to this community.”&lt;/p&gt;</text:span><text:span text:style-name="T1">', '</text:span><text:span text:style-name="T2">&lt;p&gt; <text:s text:c="4"/>&lt;a href="</text:span><text:a xlink:type="simple" xlink:href="view-source:https://rgoodale.liberal.ca/" text:style-name="Internet_20_link" text:visited-style-name="Visited_20_Internet_20_Link">https://rgoodale.liberal.ca/</text:a><text:span text:style-name="T2">" target="_blank"&gt;Liberal: Ralph Goodale&lt;/a&gt;&lt;/p&gt;&lt;br&gt;&lt;br&gt;</text:span><text:span text:style-name="T1">')</text:span></text:p>
      <text:p text:style-name="P3"/>
      <text:p text:style-name="P3"/>
      <text:p text:style-name="P4"><text:soft-page-break/><text:span text:style-name="T1">insert into candidate (election_ID, name, avatar, info, link) values ('0', '</text:span><text:span text:style-name="T2">name</text:span><text:span text:style-name="T1">', '</text:span><text:span text:style-name="T2">avator</text:span><text:span text:style-name="T1">', '</text:span><text:span text:style-name="T2">content</text:span><text:span text:style-name="T1">' '</text:span><text:span text:style-name="T2">link</text:span><text:span text:style-name="T1">');</text:span></text:p>
      <text:p text:style-name="P4"><text:span text:style-name="T1"/></text:p>
      <text:p text:style-name="P4"><text:span text:style-name="T1"/></text:p>
      <text:p text:style-name="P4"><text:span text:style-name="T1"/></text:p>
      <text:p text:style-name="P4"><text:span text:style-name="T1"/></text:p>
      <text:p text:style-name="P5"><text:span text:style-name="T1">insert into candidate (election_ID, name, avatar, info, link) values ('1', 'Mario Milanovski', '&lt;p&gt; <text:tab/>&lt;img alt="mil" src="/polopoly_fs/1.4623409!/httpImage/image.jpg_gen/derivatives/landscape_620/image.jpg" /&gt;&lt;/p&gt; ', '&lt;p class="MsoNormal"&gt; <text:tab/>Mario Milanovski is the People’s Party of Canada candidate for Regina-Wascana. He is originally from Serbia, and immigrated to Canada in 1998. He says he feels politics in Canada is trending towards what he experienced in Serbia and he is afraid of what that could mean for the country.&lt;/p&gt;&lt;p class="MsoNormal"&gt; <text:tab/>Milanovski says the People’s Party policies on immigration are one of his priorities for the 2019 election.&lt;/p&gt;&lt;p class="MsoNormal"&gt; <text:tab/>“We do have to look out for the economy of Canada and to bring the economy back… we need less immigrants, so life would be better that way for immigrants and Canadians,” said Milanovski.&lt;/p&gt;&lt;p class="MsoNormal"&gt; <text:tab/>He is also emphasized lowering taxes, pulling out of the Paris Climate Agreement, abolishing or changing the Indian Act, and removing inter-provincial trade barriers as key parts of his platform.&lt;/p&gt;&lt;p class="MsoNormal"&gt; <text:tab/>“It’s not really fair to look for free trade agreements with other countries, when we don’t even have free trade within Canada,” said Milanovski.&lt;/p&gt;&lt;p class="MsoNormal"&gt; <text:tab/>Within Regina-Wascana, he said he would like to implement more consistent lighting along Ring Road, to improve safety.&lt;/p&gt;', '&lt;p&gt; <text:tab/>&lt;a href="https://www.regina-quappelle.com/" target="_blank"&gt;People's Party: Mario Milanovski&lt;/a&gt;&lt;/p&gt;');</text:span></text:p>
      <text:p text:style-name="P5"><text:span text:style-name="T1"/></text:p>
      <text:p text:style-name="P5"><text:span text:style-name="T1"/></text:p>
      <text:p text:style-name="P5"><text:span text:style-name="T1"/></text:p>
      <text:p text:style-name="P5"><text:span text:style-name="T1"/></text:p>
      <text:p text:style-name="P5"><text:span text:style-name="T1">insert into candidate (election_ID, name, avatar, info, link) values ('1', 'Mario Milanovski', '&lt;p&gt; <text:tab/>&lt;img alt="mil" src="/polopoly_fs/1.4623409!/httpImage/image.jpg_gen/derivatives/landscape_620/image.jpg" /&gt;&lt;/p&gt; ', '&lt;p class="MsoNormal"&gt; <text:tab/>Mario Milanovski is the People’s Party of Canada candidate for Regina-Wascana. He is originally from Serbia, and immigrated to Canada in 1998. He says he feels politics in Canada is trending towards what he experienced in Serbia and he is afraid of what that could mean for the country.&lt;/p&gt;&lt;p class="MsoNormal"&gt; <text:tab/>Milanovski says the People’s Party policies on immigration are one of his priorities for the 2019 election.&lt;/p&gt;&lt;p class="MsoNormal"&gt; <text:tab/>“We do have to look out for the economy of Canada and to bring the economy back… we need less immigrants, so life would be better that way for immigrants and Canadians,” said Milanovski.&lt;/p&gt;&lt;p class="MsoNormal"&gt; <text:tab/>He is also emphasized lowering taxes, pulling out of the Paris Climate Agreement, abolishing or changing the Indian Act, and removing inter-provincial trade barriers as key parts of his platform.&lt;/p&gt;&lt;p class="MsoNormal"&gt; <text:tab/>“It’s not really fair to look for free trade agreements with other countries, when we don’t even have free trade within Canada,” said Milanovski.&lt;/p&gt;&lt;p class="MsoNormal"&gt; <text:tab/>Within Regina-Wascana, he said he would like to implement more consistent lighting along Ring Road, to improve safety.&lt;/p&gt;', '&lt;p&gt; <text:tab/>&lt;a href="https://www.regina-quappelle.com/" target="_blank"&gt;People\'s Party: Mario Milanovski&lt;/a&gt;&lt;/p&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8:13:31.951727669</meta:creation-date>
    <dc:date>2019-11-09T20:46:01.059678443</dc:date>
    <meta:editing-duration>PT10M11S</meta:editing-duration>
    <meta:editing-cycles>2</meta:editing-cycles>
    <meta:generator>LibreOffice/5.3.6.1$Linux_X86_64 LibreOffice_project/30$Build-1</meta:generator>
    <meta:document-statistic meta:table-count="0" meta:image-count="0" meta:object-count="0" meta:page-count="2" meta:paragraph-count="8" meta:word-count="956" meta:character-count="6894" meta:non-whitespace-character-count="5866"/>
  </office:meta>
</office:document-meta>
</file>